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Arial&quot;" svg:font-family="&quot;Arial&quot;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11.86pt"/>
    </style:style>
    <style:style style:name="co2" style:family="table-column">
      <style:table-column-properties fo:break-before="auto" style:column-width="133.34pt"/>
    </style:style>
    <style:style style:name="co3" style:family="table-column">
      <style:table-column-properties fo:break-before="auto" style:column-width="93.06pt"/>
    </style:style>
    <style:style style:name="co4" style:family="table-column">
      <style:table-column-properties fo:break-before="auto" style:column-width="70.16pt"/>
    </style:style>
    <style:style style:name="co5" style:family="table-column">
      <style:table-column-properties fo:break-before="auto" style:column-width="205.54pt"/>
    </style:style>
    <style:style style:name="co6" style:family="table-column">
      <style:table-column-properties fo:break-before="auto" style:column-width="494.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Menu">
      <style:table-properties table:display="true" style:writing-mode="lr-tb"/>
    </style:style>
    <style:style style:name="ta2" style:family="table" style:master-page-name="PageStyle_5f_Sale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3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 style:data-style-name="N125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&quot;Arial&quot;" fo:font-size="11pt" fo:font-style="normal" fo:text-shadow="none" style:text-underline-style="none" fo:font-weight="normal" style:font-size-asian="11pt" style:font-style-asian="normal" style:font-weight-asian="normal" style:font-name-complex="&quot;Arial&quot;" style:font-size-complex="11pt" style:font-style-complex="normal" style:font-weight-complex="normal"/>
    </style:style>
    <style:style style:name="ce5" style:family="table-cell" style:parent-style-name="Default" style:data-style-name="N126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 style:data-style-name="N125">
      <style:table-cell-properties style:rotation-align="none"/>
      <style:text-properties fo:color="#f7981d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7" style:family="table-cell" style:parent-style-name="Default" style:data-style-name="N125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enu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Price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zza</text:p>
          </table:table-cell>
          <table:table-cell table:style-name="ce1" office:value-type="string" calcext:value-type="string">
            <text:p>Small pizza</text:p>
          </table:table-cell>
          <table:table-cell table:style-name="ce3" office:value-type="float" office:value="8.99" calcext:value-type="float">
            <text:p>$8.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zza</text:p>
          </table:table-cell>
          <table:table-cell table:style-name="ce1" office:value-type="string" calcext:value-type="string">
            <text:p>Medium pizza</text:p>
          </table:table-cell>
          <table:table-cell table:style-name="ce3" office:value-type="float" office:value="10.99" calcext:value-type="float">
            <text:p>$10.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zza</text:p>
          </table:table-cell>
          <table:table-cell table:style-name="ce1" office:value-type="string" calcext:value-type="string">
            <text:p>Large pizza</text:p>
          </table:table-cell>
          <table:table-cell table:style-name="ce4" office:value-type="float" office:value="7.99" calcext:value-type="float">
            <text:p>$7.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zza</text:p>
          </table:table-cell>
          <table:table-cell table:style-name="ce1" office:value-type="string" calcext:value-type="string">
            <text:p>Extra large pizza</text:p>
          </table:table-cell>
          <table:table-cell table:style-name="ce3" office:value-type="float" office:value="15.99" calcext:value-type="float">
            <text:p>$15.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at Toppings</text:p>
          </table:table-cell>
          <table:table-cell table:style-name="ce1" office:value-type="string" calcext:value-type="string">
            <text:p>Pepperoni</text:p>
          </table:table-cell>
          <table:table-cell table:style-name="ce3" office:value-type="float" office:value="1.5" calcext:value-type="float">
            <text:p>$1.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at Toppings</text:p>
          </table:table-cell>
          <table:table-cell table:style-name="ce1" office:value-type="string" calcext:value-type="string">
            <text:p>Ground Beef</text:p>
          </table:table-cell>
          <table:table-cell table:style-name="ce3" office:value-type="float" office:value="1.5" calcext:value-type="float">
            <text:p>$1.50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eat Toppings</text:p>
          </table:table-cell>
          <table:table-cell table:style-name="ce1" office:value-type="string" calcext:value-type="string">
            <text:p>Butter Chicken</text:p>
          </table:table-cell>
          <table:table-cell table:style-name="ce3" office:value-type="float" office:value="1.5" calcext:value-type="float">
            <text:p>$1.50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eat Toppings</text:p>
          </table:table-cell>
          <table:table-cell table:style-name="ce1" office:value-type="string" calcext:value-type="string">
            <text:p>Tandoori Chicken</text:p>
          </table:table-cell>
          <table:table-cell table:style-name="ce3" office:value-type="float" office:value="1.5" calcext:value-type="float">
            <text:p>$1.50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eat Toppings</text:p>
          </table:table-cell>
          <table:table-cell table:style-name="ce1" office:value-type="string" calcext:value-type="string">
            <text:p>Butter Chicken</text:p>
          </table:table-cell>
          <table:table-cell table:style-name="ce3" office:value-type="float" office:value="1.5" calcext:value-type="float">
            <text:p>$1.50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Meat Toppings</text:p>
          </table:table-cell>
          <table:table-cell table:style-name="ce1" office:value-type="string" calcext:value-type="string">
            <text:p>Chicken</text:p>
          </table:table-cell>
          <table:table-cell table:style-name="ce3" office:value-type="float" office:value="1.5" calcext:value-type="float">
            <text:p>$1.50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Veggie Toppings</text:p>
          </table:table-cell>
          <table:table-cell table:style-name="ce1" office:value-type="string" calcext:value-type="string">
            <text:p>Green Pepper</text:p>
          </table:table-cell>
          <table:table-cell table:style-name="ce3" office:value-type="float" office:value="1.25" calcext:value-type="float">
            <text:p>$1.25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Veggie Toppings</text:p>
          </table:table-cell>
          <table:table-cell table:style-name="ce1" office:value-type="string" calcext:value-type="string">
            <text:p>Black Olives</text:p>
          </table:table-cell>
          <table:table-cell table:style-name="ce3" office:value-type="float" office:value="1.25" calcext:value-type="float">
            <text:p>$1.25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Veggie Toppings</text:p>
          </table:table-cell>
          <table:table-cell table:style-name="ce1" office:value-type="string" calcext:value-type="string">
            <text:p>Green Olives</text:p>
          </table:table-cell>
          <table:table-cell table:style-name="ce3" office:value-type="float" office:value="1.25" calcext:value-type="float">
            <text:p>$1.25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Veggie Toppings</text:p>
          </table:table-cell>
          <table:table-cell table:style-name="ce1" office:value-type="string" calcext:value-type="string">
            <text:p>Mushroom</text:p>
          </table:table-cell>
          <table:table-cell table:style-name="ce3" office:value-type="float" office:value="1.25" calcext:value-type="float">
            <text:p>$1.25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Veggie Toppings</text:p>
          </table:table-cell>
          <table:table-cell table:style-name="ce1" office:value-type="string" calcext:value-type="string">
            <text:p>Pineapple</text:p>
          </table:table-cell>
          <table:table-cell table:style-name="ce3" office:value-type="float" office:value="1.25" calcext:value-type="float">
            <text:p>$1.25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Veggie Toppings</text:p>
          </table:table-cell>
          <table:table-cell table:style-name="ce1" office:value-type="string" calcext:value-type="string">
            <text:p>Onion</text:p>
          </table:table-cell>
          <table:table-cell table:style-name="ce3" office:value-type="float" office:value="1.25" calcext:value-type="float">
            <text:p>$1.25</text:p>
          </table:table-cell>
          <table:table-cell table:number-columns-repeated="2"/>
          <table:table-cell table:style-name="ce1"/>
          <table:table-cell table:number-columns-repeated="1018"/>
        </table:table-row>
        <table:table-row table:style-name="ro1">
          <table:table-cell table:style-name="ce1" office:value-type="string" calcext:value-type="string">
            <text:p>Veggie Toppings</text:p>
          </table:table-cell>
          <table:table-cell table:style-name="ce1" office:value-type="string" calcext:value-type="string">
            <text:p>Jalapenio</text:p>
          </table:table-cell>
          <table:table-cell table:style-name="ce3" office:value-type="float" office:value="1.25" calcext:value-type="float">
            <text:p>$1.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eggie Toppings</text:p>
          </table:table-cell>
          <table:table-cell table:style-name="ce1" office:value-type="string" calcext:value-type="string">
            <text:p>Extra cheese</text:p>
          </table:table-cell>
          <table:table-cell table:style-name="ce3" office:value-type="float" office:value="1.25" calcext:value-type="float">
            <text:p>$1.2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uces</text:p>
          </table:table-cell>
          <table:table-cell table:style-name="ce1" office:value-type="string" calcext:value-type="string">
            <text:p>BBQ</text:p>
          </table:table-cell>
          <table:table-cell table:style-name="ce3" office:value-type="float" office:value="0.5" calcext:value-type="float">
            <text:p>$0.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uces</text:p>
          </table:table-cell>
          <table:table-cell table:style-name="ce1" office:value-type="string" calcext:value-type="string">
            <text:p>Buffalo</text:p>
          </table:table-cell>
          <table:table-cell table:style-name="ce3" office:value-type="float" office:value="0.5" calcext:value-type="float">
            <text:p>$0.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uces</text:p>
          </table:table-cell>
          <table:table-cell table:style-name="ce1" office:value-type="string" calcext:value-type="string">
            <text:p>Mayonaise</text:p>
          </table:table-cell>
          <table:table-cell table:style-name="ce3" office:value-type="float" office:value="0.5" calcext:value-type="float">
            <text:p>$0.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uces</text:p>
          </table:table-cell>
          <table:table-cell table:style-name="ce1" office:value-type="string" calcext:value-type="string">
            <text:p>Ketchup</text:p>
          </table:table-cell>
          <table:table-cell table:style-name="ce3" office:value-type="float" office:value="0.5" calcext:value-type="float">
            <text:p>$0.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uces</text:p>
          </table:table-cell>
          <table:table-cell table:style-name="ce1" office:value-type="string" calcext:value-type="string">
            <text:p>Sweet Chilli</text:p>
          </table:table-cell>
          <table:table-cell table:style-name="ce3" office:value-type="float" office:value="0.5" calcext:value-type="float">
            <text:p>$0.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uces</text:p>
          </table:table-cell>
          <table:table-cell table:style-name="ce1" office:value-type="string" calcext:value-type="string">
            <text:p>Honey Garlic</text:p>
          </table:table-cell>
          <table:table-cell table:style-name="ce3" office:value-type="float" office:value="0.5" calcext:value-type="float">
            <text:p>$0.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uces</text:p>
          </table:table-cell>
          <table:table-cell table:style-name="ce1" office:value-type="string" calcext:value-type="string">
            <text:p>Sweet and Sour</text:p>
          </table:table-cell>
          <table:table-cell table:style-name="ce3" office:value-type="float" office:value="0.5" calcext:value-type="float">
            <text:p>$0.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uces</text:p>
          </table:table-cell>
          <table:table-cell table:style-name="ce1" office:value-type="string" calcext:value-type="string">
            <text:p>Honey Mustard</text:p>
          </table:table-cell>
          <table:table-cell table:style-name="ce3" office:value-type="float" office:value="0.5" calcext:value-type="float">
            <text:p>$0.5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ings</text:p>
          </table:table-cell>
          <table:table-cell table:style-name="ce1" office:value-type="string" calcext:value-type="string">
            <text:p>10 wings</text:p>
          </table:table-cell>
          <table:table-cell table:style-name="ce3" office:value-type="float" office:value="10.99" calcext:value-type="float">
            <text:p>$10.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ings</text:p>
          </table:table-cell>
          <table:table-cell table:style-name="ce1" office:value-type="string" calcext:value-type="string">
            <text:p>20 wings</text:p>
          </table:table-cell>
          <table:table-cell table:style-name="ce3" office:value-type="float" office:value="19.99" calcext:value-type="float">
            <text:p>$19.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ings</text:p>
          </table:table-cell>
          <table:table-cell table:style-name="ce1" office:value-type="string" calcext:value-type="string">
            <text:p>30 wings</text:p>
          </table:table-cell>
          <table:table-cell table:style-name="ce3" office:value-type="float" office:value="28.99" calcext:value-type="float">
            <text:p>$28.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Wings</text:p>
          </table:table-cell>
          <table:table-cell table:style-name="ce1" office:value-type="string" calcext:value-type="string">
            <text:p>50 wings</text:p>
          </table:table-cell>
          <table:table-cell table:style-name="ce3" office:value-type="float" office:value="41.99" calcext:value-type="float">
            <text:p>$41.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yros</text:p>
          </table:table-cell>
          <table:table-cell table:style-name="ce1" office:value-type="string" calcext:value-type="string">
            <text:p>Chicken gyro</text:p>
          </table:table-cell>
          <table:table-cell table:style-name="ce3" office:value-type="float" office:value="3.99" calcext:value-type="float">
            <text:p>$3.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Gyros</text:p>
          </table:table-cell>
          <table:table-cell table:style-name="ce1" office:value-type="string" calcext:value-type="string">
            <text:p>Lamb gyro</text:p>
          </table:table-cell>
          <table:table-cell table:style-name="ce3" office:value-type="float" office:value="3.99" calcext:value-type="float">
            <text:p>$3.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des</text:p>
          </table:table-cell>
          <table:table-cell table:style-name="ce1" office:value-type="string" calcext:value-type="string">
            <text:p>Small Fries</text:p>
          </table:table-cell>
          <table:table-cell table:style-name="ce3" office:value-type="float" office:value="2.99" calcext:value-type="float">
            <text:p>$2.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des</text:p>
          </table:table-cell>
          <table:table-cell table:style-name="ce1" office:value-type="string" calcext:value-type="string">
            <text:p>Medium Fries</text:p>
          </table:table-cell>
          <table:table-cell table:style-name="ce3" office:value-type="float" office:value="4.99" calcext:value-type="float">
            <text:p>$4.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des</text:p>
          </table:table-cell>
          <table:table-cell table:style-name="ce1" office:value-type="string" calcext:value-type="string">
            <text:p>Large Fries</text:p>
          </table:table-cell>
          <table:table-cell table:style-name="ce3" office:value-type="float" office:value="6.99" calcext:value-type="float">
            <text:p>$6.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des</text:p>
          </table:table-cell>
          <table:table-cell table:style-name="ce1" office:value-type="string" calcext:value-type="string">
            <text:p>Small Onion rings</text:p>
          </table:table-cell>
          <table:table-cell table:style-name="ce3" office:value-type="float" office:value="3.99" calcext:value-type="float">
            <text:p>$3.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des</text:p>
          </table:table-cell>
          <table:table-cell table:style-name="ce2" office:value-type="string" calcext:value-type="string">
            <text:p>Medium Onion rings</text:p>
          </table:table-cell>
          <table:table-cell table:style-name="ce3" office:value-type="float" office:value="5.99" calcext:value-type="float">
            <text:p>$5.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des</text:p>
          </table:table-cell>
          <table:table-cell table:style-name="ce1" office:value-type="string" calcext:value-type="string">
            <text:p>Large Onion rings</text:p>
          </table:table-cell>
          <table:table-cell table:style-name="ce3" office:value-type="float" office:value="7.99" calcext:value-type="float">
            <text:p>$7.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des</text:p>
          </table:table-cell>
          <table:table-cell table:style-name="ce1" office:value-type="string" calcext:value-type="string">
            <text:p>Small Poutine</text:p>
          </table:table-cell>
          <table:table-cell table:style-name="ce3" office:value-type="float" office:value="3.99" calcext:value-type="float">
            <text:p>$3.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des</text:p>
          </table:table-cell>
          <table:table-cell table:style-name="ce1" office:value-type="string" calcext:value-type="string">
            <text:p>Medium Poutine</text:p>
          </table:table-cell>
          <table:table-cell table:style-name="ce3" office:value-type="float" office:value="5.99" calcext:value-type="float">
            <text:p>$5.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des</text:p>
          </table:table-cell>
          <table:table-cell table:style-name="ce1" office:value-type="string" calcext:value-type="string">
            <text:p>Large Poutine</text:p>
          </table:table-cell>
          <table:table-cell table:style-name="ce3" office:value-type="float" office:value="7.99" calcext:value-type="float">
            <text:p>$7.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lads</text:p>
          </table:table-cell>
          <table:table-cell table:style-name="ce1" office:value-type="string" calcext:value-type="string">
            <text:p>Medium Greek Salad</text:p>
          </table:table-cell>
          <table:table-cell table:style-name="ce3" office:value-type="float" office:value="4.99" calcext:value-type="float">
            <text:p>$4.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lads</text:p>
          </table:table-cell>
          <table:table-cell table:style-name="ce1" office:value-type="string" calcext:value-type="string">
            <text:p>Large Greek Salad</text:p>
          </table:table-cell>
          <table:table-cell table:style-name="ce3" office:value-type="float" office:value="6.99" calcext:value-type="float">
            <text:p>$6.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lads</text:p>
          </table:table-cell>
          <table:table-cell table:style-name="ce1" office:value-type="string" calcext:value-type="string">
            <text:p>Medium Caesar Salad</text:p>
          </table:table-cell>
          <table:table-cell table:style-name="ce3" office:value-type="float" office:value="4.99" calcext:value-type="float">
            <text:p>$4.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alads</text:p>
          </table:table-cell>
          <table:table-cell table:style-name="ce1" office:value-type="string" calcext:value-type="string">
            <text:p>Large Caesar Salad</text:p>
          </table:table-cell>
          <table:table-cell table:style-name="ce3" office:value-type="float" office:value="6.99" calcext:value-type="float">
            <text:p>$6.99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rinks</text:p>
          </table:table-cell>
          <table:table-cell table:style-name="ce1" office:value-type="string" calcext:value-type="string">
            <text:p>Soft drink (16 oz)</text:p>
          </table:table-cell>
          <table:table-cell table:style-name="ce3" office:value-type="float" office:value="2" calcext:value-type="float">
            <text:p>$2.00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rinks</text:p>
          </table:table-cell>
          <table:table-cell table:style-name="ce1" office:value-type="string" calcext:value-type="string">
            <text:p>Slushie (16 oz)</text:p>
          </table:table-cell>
          <table:table-cell table:style-name="ce3" office:value-type="float" office:value="2" calcext:value-type="float">
            <text:p>$2.00</text:p>
          </table:table-cell>
          <table:table-cell table:number-columns-repeated="1021"/>
        </table:table-row>
        <table:table-row table:style-name="ro1">
          <table:table-cell table:style-name="ce1" table:number-columns-repeated="2"/>
          <table:table-cell table:style-name="ce3"/>
          <table:table-cell table:number-columns-repeated="1021"/>
        </table:table-row>
        <table:table-row table:style-name="ro2" table:number-rows-repeated="5">
          <table:table-cell table:number-columns-repeated="1024"/>
        </table:table-row>
        <table:table-row table:style-name="ro1" table:number-rows-repeated="5">
          <table:table-cell table:style-name="ce1" table:number-columns-repeated="2"/>
          <table:table-cell table:style-name="ce3"/>
          <table:table-cell table:number-columns-repeated="1021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ales" table:style-name="ta2">
        <table:table-column table:style-name="co5" table:default-cell-style-name="Default"/>
        <table:table-column table:style-name="co6" table:default-cell-style-name="Default"/>
        <table:table-column table:style-name="co4" table:number-columns-repeated="102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tems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otal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-Mar-2023 8:01:10p.m</text:p>
          </table:table-cell>
          <table:table-cell table:style-name="ce1" office:value-type="string" calcext:value-type="string">
            <text:p>2 x L Pizza (Ground Beef, Jalapenio), 20 x Wings (BBQ Sauce), 2 x Honey Garlic Sauce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46.28" calcext:value-type="float">
            <text:p>$46.28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9-Mar-2023 8:00:00p.m</text:p>
          </table:table-cell>
          <table:table-cell table:style-name="ce1" office:value-type="string" calcext:value-type="string">
            <text:p>2 x L Pizza (Chicken), 2 x Ranch</text:p>
          </table:table-cell>
          <table:table-cell table:style-name="ce1" office:value-type="string" calcext:value-type="string">
            <text:p>cash</text:p>
          </table:table-cell>
          <table:table-cell table:style-name="ce3" office:value-type="float" office:value="21.44" calcext:value-type="float">
            <text:p>$21.44</text:p>
          </table:table-cell>
          <table:table-cell table:style-name="ce2"/>
          <table:table-cell table:number-columns-repeated="1019"/>
        </table:table-row>
        <table:table-row table:style-name="ro1">
          <table:table-cell table:style-name="ce1" office:value-type="string" calcext:value-type="string">
            <text:p>9-Mar-2023 9:13:40p.m</text:p>
          </table:table-cell>
          <table:table-cell table:style-name="ce1" office:value-type="string" calcext:value-type="string">
            <text:p>2 x L Pizza (Tandoori), 1 x L Pizza (Beef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0.31" calcext:value-type="float">
            <text:p>$20.3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-Mar-2023 8:55:42p.m</text:p>
          </table:table-cell>
          <table:table-cell table:style-name="ce1" office:value-type="string" calcext:value-type="string">
            <text:p>2 x L Pizza (Tandoori), 1 x L Pizza (Pepperoni), 1 x Ranch Sauce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0.88" calcext:value-type="float">
            <text:p>$20.8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-Mar-2023 8:26:44p.m</text:p>
          </table:table-cell>
          <table:table-cell table:style-name="ce1" office:value-type="string" calcext:value-type="string">
            <text:p>1 x L Pizza (Tandoori, Green Olives, Pineapple), 10 x Wings, 1 x Honey Garlic Sauce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5.96" calcext:value-type="float">
            <text:p>$25.9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-Mar-2023 8:39:28p.m</text:p>
          </table:table-cell>
          <table:table-cell table:style-name="ce1" office:value-type="string" calcext:value-type="string">
            <text:p>1 x L Pizza (Tandoori)</text:p>
          </table:table-cell>
          <table:table-cell table:style-name="ce1" office:value-type="string" calcext:value-type="string">
            <text:p>card </text:p>
          </table:table-cell>
          <table:table-cell table:style-name="ce3" office:value-type="float" office:value="10.15" calcext:value-type="float">
            <text:p>$10.1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-Mar-2023 9:01:11p.m</text:p>
          </table:table-cell>
          <table:table-cell table:style-name="ce1" office:value-type="string" calcext:value-type="string">
            <text:p>1 x L Pizza (Tandoori, Mushrooms, Onions), 1 x Honey Garlic Sauce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3.54" calcext:value-type="float">
            <text:p>$13.5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-Mar-2023 8:53:38p.m</text:p>
          </table:table-cell>
          <table:table-cell table:style-name="ce1" office:value-type="string" calcext:value-type="string">
            <text:p>2 x L Pizza (Tandoori, Onion, Black Olives, Jalapenio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8.79" calcext:value-type="float">
            <text:p>$28.7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-Mar-2023 10:12:57p.m</text:p>
          </table:table-cell>
          <table:table-cell table:style-name="ce1" office:value-type="string" calcext:value-type="string">
            <text:p>1 x Soda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.5" calcext:value-type="float">
            <text:p>$1.5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9-Mar-2023 10:12:57p.m</text:p>
          </table:table-cell>
          <table:table-cell table:style-name="ce1" office:value-type="string" calcext:value-type="string">
            <text:p>1 x L Pizza (Tandoori), 1 x Honey Garlic Sauce</text:p>
          </table:table-cell>
          <table:table-cell table:style-name="ce1" office:value-type="string" calcext:value-type="string">
            <text:p>cash</text:p>
          </table:table-cell>
          <table:table-cell table:style-name="ce3" office:value-type="float" office:value="10.92" calcext:value-type="float">
            <text:p>$10.9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-Mar-2023 7:51:23p.m</text:p>
          </table:table-cell>
          <table:table-cell table:style-name="ce1" office:value-type="string" calcext:value-type="string">
            <text:p>1 x L Pizza (Tandoori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0.15" calcext:value-type="float">
            <text:p>$10.1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-Mar-2023 6:14:18p.m</text:p>
          </table:table-cell>
          <table:table-cell table:style-name="ce1" office:value-type="string" calcext:value-type="string">
            <text:p>1 x L Pizza (Extra Cheese), 1 x L Pizza (Tandoori), 1 x Honey Garlic Sauce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0.11" calcext:value-type="float">
            <text:p>$20.1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-Mar-2023 7:01:32p.m</text:p>
          </table:table-cell>
          <table:table-cell table:style-name="ce1" office:value-type="string" calcext:value-type="string">
            <text:p>1 x L Pizza (Pepperoni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0.15" calcext:value-type="float">
            <text:p>$10.1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-Mar-2023 6:22:04p.m</text:p>
          </table:table-cell>
          <table:table-cell table:style-name="ce1" office:value-type="string" calcext:value-type="string">
            <text:p>1 x L Pizza (Pepperoni), 1 x L Pizza (Tandoori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9.11" calcext:value-type="float">
            <text:p>$19.1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-Mar-2023 6:06:55p.m</text:p>
          </table:table-cell>
          <table:table-cell table:style-name="ce1" office:value-type="string" calcext:value-type="string">
            <text:p>1 x L Pizza (Tandoori), 1 x Ranch Sauce, 1 x Honey Garlic Sauce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1.12" calcext:value-type="float">
            <text:p>$11.1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-Mar-2023 8:05:52p.m</text:p>
          </table:table-cell>
          <table:table-cell table:style-name="ce1" office:value-type="string" calcext:value-type="string">
            <text:p>1 x Pizza (Pepperoni), 1 x L Pizza (Beef), 1 x L Pizza (Chicken), 1 x Honey Garlic Sauce, 1 x Ranch Sauce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31.66" calcext:value-type="float">
            <text:p>$31.6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-Mar-2023 6:48:14p.m</text:p>
          </table:table-cell>
          <table:table-cell table:style-name="ce1" office:value-type="string" calcext:value-type="string">
            <text:p>1 x L Pizza (Chicken, Pepperoni), 1 x L Pizza (Beef, Pineapples, Green Olives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4.83" calcext:value-type="float">
            <text:p>$24.8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-Mar-2023 6:38:54p.m</text:p>
          </table:table-cell>
          <table:table-cell table:style-name="ce1" office:value-type="string" calcext:value-type="string">
            <text:p>1 x L Pizza, 10 x Wings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1.44" calcext:value-type="float">
            <text:p>$21.4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-Mar-2023 6:30:58p.m</text:p>
          </table:table-cell>
          <table:table-cell table:style-name="ce1" office:value-type="string" calcext:value-type="string">
            <text:p>1 x L Pizza (Black Olives), 1 x L Pizza (Mushroom, Onions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1.72" calcext:value-type="float">
            <text:p>$21.7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-Mar-2023 5:54:23p.m</text:p>
          </table:table-cell>
          <table:table-cell table:style-name="ce1" office:value-type="string" calcext:value-type="string">
            <text:p>1 x L Pizza (Mushroom, Jalapenio, Black Olives), 1 x L Pizza (Pepperoni, Black Olives, Pineapple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5.96" calcext:value-type="float">
            <text:p>$25.9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-Mar-2023 4:56:33p.m</text:p>
          </table:table-cell>
          <table:table-cell table:style-name="ce1" office:value-type="string" calcext:value-type="string">
            <text:p>1 x L Pizza (Tandoori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0.15" calcext:value-type="float">
            <text:p>$10.1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-Mar-2023 4:23:47p.m</text:p>
          </table:table-cell>
          <table:table-cell table:style-name="ce1" office:value-type="string" calcext:value-type="string">
            <text:p>1 x L Pizza (Tandoori), 1 x Honey Garlic Sauce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0.62" calcext:value-type="float">
            <text:p>$10.6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-Mar-2023 4:44:34p.m</text:p>
          </table:table-cell>
          <table:table-cell table:style-name="ce1" office:value-type="string" calcext:value-type="string">
            <text:p>1 x L Pizza (Beef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0.15" calcext:value-type="float">
            <text:p>$10.1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-Mar-2023 3:34:06p.m</text:p>
          </table:table-cell>
          <table:table-cell table:style-name="ce1" office:value-type="string" calcext:value-type="string">
            <text:p>1 <text:s/>x L Pizza (Chicken, Jalapenio, Mushroom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2.98" calcext:value-type="float">
            <text:p>$12.9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-Mar-2023 3:41:35p.m</text:p>
          </table:table-cell>
          <table:table-cell table:style-name="ce1" office:value-type="string" calcext:value-type="string">
            <text:p>3 x L Pizza (Tandoori, Black Olives, Onions), 1 x L Pizza (Pineapple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49.1" calcext:value-type="float">
            <text:p>$49.1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-Mar-2023 3:24:42p.m</text:p>
          </table:table-cell>
          <table:table-cell table:style-name="ce1" office:value-type="string" calcext:value-type="string">
            <text:p>1 x L Pizza (Chicken), 1 x Honey Garlic Sauce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0.62" calcext:value-type="float">
            <text:p>$10.6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-Mar-2023 3:28:33p.m</text:p>
          </table:table-cell>
          <table:table-cell table:style-name="ce1" office:value-type="string" calcext:value-type="string">
            <text:p>1 x L Pizza (Chicken), 1 x L Pizza (Tandoori), 1 x Soda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8.79" calcext:value-type="float">
            <text:p>$28.7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-Mar-2023 2:10:05p.m</text:p>
          </table:table-cell>
          <table:table-cell table:style-name="ce1" office:value-type="string" calcext:value-type="string">
            <text:p>1 x L Pizza (Chicken, Mushroom), 1 x Ranch Sauce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2.13" calcext:value-type="float">
            <text:p>$12.1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-Mar-2023 1:49:19p.m</text:p>
          </table:table-cell>
          <table:table-cell table:style-name="ce1" office:value-type="string" calcext:value-type="string">
            <text:p>1 x L Pizza (Pepperoni) 1 x L Pizza (Chicken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0.31" calcext:value-type="float">
            <text:p>$20.3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-Mar-2023 12:34:26p.m</text:p>
          </table:table-cell>
          <table:table-cell table:style-name="ce1" office:value-type="string" calcext:value-type="string">
            <text:p>3 x L Pizza (Chicken, Green Pepper, Onions), 2 x L Pizza (Green Pepper, Green Olives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50" calcext:value-type="float">
            <text:p>$50.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-Mar-2023 12:17:14p.m</text:p>
          </table:table-cell>
          <table:table-cell table:style-name="ce1" office:value-type="string" calcext:value-type="string">
            <text:p>1 x L Pizza (Pepperoni, Black Olives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8.99" calcext:value-type="float">
            <text:p>$8.9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-Mar-2023 8:04:29p.m</text:p>
          </table:table-cell>
          <table:table-cell table:style-name="ce1" office:value-type="string" calcext:value-type="string">
            <text:p>10 x Wings (Honey Garlic), 1 x L Pizza (Tandoori), 1 x Soda, 1 x Ranch Sauce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5.96" calcext:value-type="float">
            <text:p>$25.9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-Mar-2023 8:04:29p.m</text:p>
          </table:table-cell>
          <table:table-cell table:style-name="ce1" office:value-type="string" calcext:value-type="string">
            <text:p>1 x L Pizza (Chicken)</text:p>
          </table:table-cell>
          <table:table-cell table:style-name="ce1" office:value-type="string" calcext:value-type="string">
            <text:p>cash</text:p>
          </table:table-cell>
          <table:table-cell table:style-name="ce3" office:value-type="float" office:value="8.99" calcext:value-type="float">
            <text:p>$8.9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9-Mar-2023 8:04:29p.m</text:p>
          </table:table-cell>
          <table:table-cell table:style-name="ce1" office:value-type="string" calcext:value-type="string">
            <text:p>2 x L Pizza (Tandoori), 1 x Honey Garlic Sauce</text:p>
          </table:table-cell>
          <table:table-cell table:style-name="ce1" office:value-type="string" calcext:value-type="string">
            <text:p>cash</text:p>
          </table:table-cell>
          <table:table-cell table:style-name="ce3" office:value-type="float" office:value="10.72" calcext:value-type="float">
            <text:p>$10.72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6" table:formula="of:=SUM([.D2:.D35])" office:value-type="float" office:value="665.53" calcext:value-type="float">
            <text:p>$665.5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0-Mar-2023 10:29:08p.m</text:p>
          </table:table-cell>
          <table:table-cell table:style-name="ce1" office:value-type="string" calcext:value-type="string">
            <text:p>1 x M Pizza (Tandoori), 10 Wings (Hot Sauce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6" calcext:value-type="float">
            <text:p>$26.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0-Mar-2023 10:08:25p.m</text:p>
          </table:table-cell>
          <table:table-cell table:style-name="ce1" office:value-type="string" calcext:value-type="string">
            <text:p>2 x XL Pizza (Tandoori), <text:s/>20 Wings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50.8" calcext:value-type="float">
            <text:p>$50.8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0-Mar-2023 9:45:45p.m</text:p>
          </table:table-cell>
          <table:table-cell table:style-name="ce1" office:value-type="string" calcext:value-type="string">
            <text:p>1 x L Pizza (Pepperoni), 1 x L Pizza (Tandoori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4.84" calcext:value-type="float">
            <text:p>$24.8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0-Mar-2023 9:26:23p.m</text:p>
          </table:table-cell>
          <table:table-cell table:style-name="ce1" office:value-type="string" calcext:value-type="string">
            <text:p>1 x L Pizza (Chicken), 1 x L Pizza (Cheese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4.84" calcext:value-type="float">
            <text:p>$24.8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0-Mar-2023 9:17:03p.m</text:p>
          </table:table-cell>
          <table:table-cell table:style-name="ce1" office:value-type="string" calcext:value-type="string">
            <text:p>1 x L Pizza (Beef), 1 x L Pizza (Jalapenio, Pineapple), 2 x Wings (Honey Garlic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9.35" calcext:value-type="float">
            <text:p>$29.3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0-Mar-2023 8:58:57p.m</text:p>
          </table:table-cell>
          <table:table-cell table:style-name="ce1" office:value-type="string" calcext:value-type="string">
            <text:p>1 x L Pizza (Beef, Chicken), 1 x L Pizza (Tandoori), 20 x Wings (Honey Garlic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54.2" calcext:value-type="float">
            <text:p>$54.2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0-Mar-2023 9:04:50p.m</text:p>
          </table:table-cell>
          <table:table-cell table:style-name="ce1" office:value-type="string" calcext:value-type="string">
            <text:p>1 x L Pizza (Tandoori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4.67" calcext:value-type="float">
            <text:p>$14.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0-Mar-2023 8:24:43p.m</text:p>
          </table:table-cell>
          <table:table-cell table:style-name="ce1" office:value-type="string" calcext:value-type="string">
            <text:p>1 x L Pizza (Tandoori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4.67" calcext:value-type="float">
            <text:p>$14.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0-Mar-2023 8:47:31p.m</text:p>
          </table:table-cell>
          <table:table-cell table:style-name="ce1" office:value-type="string" calcext:value-type="string">
            <text:p>1 x L Pizza (Chicken), 1 x L Pizza (Green Pepper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4.27" calcext:value-type="float">
            <text:p>$24.2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0-Mar-2023 8:03:51p.m</text:p>
          </table:table-cell>
          <table:table-cell table:style-name="ce1" office:value-type="string" calcext:value-type="string">
            <text:p>1 x L Pizza (Cheese), 1 x L Pizza (Black Olives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1.45" calcext:value-type="float">
            <text:p>$21.4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0-Mar-2023 8:01:00p.m</text:p>
          </table:table-cell>
          <table:table-cell table:style-name="ce1" office:value-type="string" calcext:value-type="string">
            <text:p>1 x L Pizza (Tandoori), 1 x L Pizza (Pepperoni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4.84" calcext:value-type="float">
            <text:p>$24.8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0-Mar-2023 7:29:39p.m</text:p>
          </table:table-cell>
          <table:table-cell table:style-name="ce1" office:value-type="string" calcext:value-type="string">
            <text:p>1 x L Pizza (Tandoori), 1 x L Pizza (Pepperoni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4.84" calcext:value-type="float">
            <text:p>$24.8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0-Mar-2023 6:27:47p.m</text:p>
          </table:table-cell>
          <table:table-cell table:style-name="ce1" office:value-type="string" calcext:value-type="string">
            <text:p>2 x L <text:s/>Pizza (Tandoori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4.84" calcext:value-type="float">
            <text:p>$24.8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0-Mar-2023 4:49:07p.m</text:p>
          </table:table-cell>
          <table:table-cell table:style-name="ce1" office:value-type="string" calcext:value-type="string">
            <text:p>1 x L Pizza (Green Pepper, Chicken, BBQ Sauce), 1 x L Pizza (Chicken, BBQ Sauce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7.67" calcext:value-type="float">
            <text:p>$27.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0-Mar-2023 4:45:00p.m</text:p>
          </table:table-cell>
          <table:table-cell table:style-name="ce1" office:value-type="string" calcext:value-type="string">
            <text:p>1 x L Pizza (Olives, Red Onions), 1 x L Pizza (Chicken), 20 x Wings (Sweet and Sour)</text:p>
          </table:table-cell>
          <table:table-cell table:style-name="ce1" office:value-type="string" calcext:value-type="string">
            <text:p>etransfer</text:p>
          </table:table-cell>
          <table:table-cell table:style-name="ce3" office:value-type="float" office:value="39.48" calcext:value-type="float">
            <text:p>$39.4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0-Mar-2023 4:44:00p.m</text:p>
          </table:table-cell>
          <table:table-cell table:style-name="ce1" office:value-type="string" calcext:value-type="string">
            <text:p>1 x L Pizza (Pepperoni), 1 x L Pizza (Pepperoni)</text:p>
          </table:table-cell>
          <table:table-cell table:style-name="ce1" office:value-type="string" calcext:value-type="string">
            <text:p>cash</text:p>
          </table:table-cell>
          <table:table-cell table:style-name="ce3" office:value-type="float" office:value="22" calcext:value-type="float">
            <text:p>$22.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0-Mar-2023 3:57:31p.m</text:p>
          </table:table-cell>
          <table:table-cell table:style-name="ce1" office:value-type="string" calcext:value-type="string">
            <text:p>2 x Pizza Slices</text:p>
          </table:table-cell>
          <table:table-cell table:style-name="ce1" office:value-type="string" calcext:value-type="string">
            <text:p>cash</text:p>
          </table:table-cell>
          <table:table-cell table:style-name="ce3" office:value-type="float" office:value="4" calcext:value-type="float">
            <text:p>$4.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0-Mar-2023 3:36:37p.m</text:p>
          </table:table-cell>
          <table:table-cell table:style-name="ce1" office:value-type="string" calcext:value-type="string">
            <text:p>1 x L Pizza (Tandoori), 1 x L Pizza (Beef, Pepperoni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5.4" calcext:value-type="float">
            <text:p>$25.4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0-Mar-2023 3:30:00p.m</text:p>
          </table:table-cell>
          <table:table-cell table:style-name="ce1" office:value-type="string" calcext:value-type="string">
            <text:p>30 x Wings (Buffalo, Honey Garlic, Sweet Chilli)</text:p>
          </table:table-cell>
          <table:table-cell table:style-name="ce1" office:value-type="string" calcext:value-type="string">
            <text:p>cash</text:p>
          </table:table-cell>
          <table:table-cell table:style-name="ce3" office:value-type="float" office:value="29" calcext:value-type="float">
            <text:p>$29.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0-Mar-2023 2:57:34p.m</text:p>
          </table:table-cell>
          <table:table-cell table:style-name="ce1" office:value-type="string" calcext:value-type="string">
            <text:p>1 x L Pizza (Chicken), 1 x L Pizza (Ground Beef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2.02" calcext:value-type="float">
            <text:p>$22.0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0-Mar-2023 12:02:35p.m</text:p>
          </table:table-cell>
          <table:table-cell table:style-name="ce1" office:value-type="string" calcext:value-type="string">
            <text:p>1 x L Pizza (Green Pepper, Onion, Black Olives, Mushrooms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8.06" calcext:value-type="float">
            <text:p>$18.06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6" table:formula="of:=SUM([.D37:.D57])" office:value-type="float" office:value="547.24" calcext:value-type="float">
            <text:p>$547.2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1-Mar-2023 1:47:43p.m</text:p>
          </table:table-cell>
          <table:table-cell table:style-name="ce1" office:value-type="string" calcext:value-type="string">
            <text:p>3 x XL Pizza (Onion, Chicken, Green Pepper), 4 x XL (Chicken, Green Pepper, Tomato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90" calcext:value-type="float">
            <text:p>$90.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1-Mar-2023 6:13:04p.m</text:p>
          </table:table-cell>
          <table:table-cell table:style-name="ce1" office:value-type="string" calcext:value-type="string">
            <text:p>1 x L Pizza (Tomato, Mushroom), 1 x L Pizza (Black Olives, Extra Cheese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1.31" calcext:value-type="float">
            <text:p>$21.3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1-Mar-2023 6:13:05p.m</text:p>
          </table:table-cell>
          <table:table-cell table:style-name="ce1" office:value-type="string" calcext:value-type="string">
            <text:p>1 x L Pizza (Cheese)</text:p>
          </table:table-cell>
          <table:table-cell table:style-name="ce1" office:value-type="string" calcext:value-type="string">
            <text:p>cash</text:p>
          </table:table-cell>
          <table:table-cell table:style-name="ce3" office:value-type="float" office:value="10" calcext:value-type="float">
            <text:p>$10.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1-Mar-2023 7:54:24p.m</text:p>
          </table:table-cell>
          <table:table-cell table:style-name="ce1" office:value-type="string" calcext:value-type="string">
            <text:p>1 x L Pizza (Onion, Bell Pepper), 1 x L Pizza (Tandoori, Pepperoni, Green Pepper, Onion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3.7" calcext:value-type="float">
            <text:p>$23.7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1-Mar-2023 8:02:36p.m</text:p>
          </table:table-cell>
          <table:table-cell table:style-name="ce1" office:value-type="string" calcext:value-type="string">
            <text:p>1 x L Pizza (Tandoori), 10 x Wings (Hot Sauce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4.27" calcext:value-type="float">
            <text:p>$24.2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1-Mar-2023 9:07:31p.m</text:p>
          </table:table-cell>
          <table:table-cell table:style-name="ce1" office:value-type="string" calcext:value-type="string">
            <text:p>20 x Wings (Honey Garlic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0.32" calcext:value-type="float">
            <text:p>$20.32</text:p>
          </table:table-cell>
          <table:table-cell table:style-name="ce3"/>
          <table:table-cell table:number-columns-repeated="1019"/>
        </table:table-row>
        <table:table-row table:style-name="ro1">
          <table:table-cell table:number-columns-repeated="3"/>
          <table:table-cell table:style-name="ce3"/>
          <table:table-cell table:style-name="ce4" table:formula="of:=SUM([.D59:.D64])" office:value-type="float" office:value="189.6" calcext:value-type="float">
            <text:p>$189.6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2-Mar-2023 4:58:28p.m</text:p>
          </table:table-cell>
          <table:table-cell table:style-name="ce1" office:value-type="string" calcext:value-type="string">
            <text:p>1 x L Pizza (Tandoori, Mushroom, Pineapple, Green Pepper), 1 x Ranch Sauce 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3.83" calcext:value-type="float">
            <text:p>$13.8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2-Mar-2023 4:58:28p.m</text:p>
          </table:table-cell>
          <table:table-cell table:style-name="ce1" office:value-type="string" calcext:value-type="string">
            <text:p>1 x L Pizza (Tomato, Black Olives)</text:p>
          </table:table-cell>
          <table:table-cell table:style-name="ce1" office:value-type="string" calcext:value-type="string">
            <text:p>cash</text:p>
          </table:table-cell>
          <table:table-cell table:style-name="ce3" office:value-type="float" office:value="10.15" calcext:value-type="float">
            <text:p>$10.1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2-Mar-2023 6:56:41p.m</text:p>
          </table:table-cell>
          <table:table-cell table:style-name="ce1" office:value-type="string" calcext:value-type="string">
            <text:p>1 x L Pizza (Green Pepper, Onion), 1 x L Pizza (Chicken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2.01" calcext:value-type="float">
            <text:p>$22.0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2-Mar-2023 9:18:47p.m</text:p>
          </table:table-cell>
          <table:table-cell table:style-name="ce1" office:value-type="string" calcext:value-type="string">
            <text:p>1 x L Pizza (Chicken), 1 x L Pizza (Jalapenio, Green Olives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2.01" calcext:value-type="float">
            <text:p>$22.01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style-name="ce4" table:formula="of:=SUM([.D66:.D69])" office:value-type="float" office:value="68" calcext:value-type="float">
            <text:p>$68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3-Mar-2023 12:44:08p.m</text:p>
          </table:table-cell>
          <table:table-cell table:style-name="ce1" office:value-type="string" calcext:value-type="string">
            <text:p>2 x Pizza Slices 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4" calcext:value-type="float">
            <text:p>$4.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3-Mar-2023 1:09:01p.m</text:p>
          </table:table-cell>
          <table:table-cell table:style-name="ce1" office:value-type="string" calcext:value-type="string">
            <text:p>1 x L Pizza (Green Pepper, Black Olives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0.15" calcext:value-type="float">
            <text:p>$10.1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3-Mar-2023 3:26:28p.m</text:p>
          </table:table-cell>
          <table:table-cell table:style-name="ce1" office:value-type="string" calcext:value-type="string">
            <text:p>1 x L Pizza (Onion, <text:s/>Jalapenio, Tandoori, Beef), 1 x L Pizza (Cheese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3.7" calcext:value-type="float">
            <text:p>$23.7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3-Mar-2023 5:42:15p.m</text:p>
          </table:table-cell>
          <table:table-cell table:style-name="ce1" office:value-type="string" calcext:value-type="string">
            <text:p>1 x S Pizza (Tandoori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9.49" calcext:value-type="float">
            <text:p>$9.4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3-Mar-2023 5:45:54p.m</text:p>
          </table:table-cell>
          <table:table-cell table:style-name="ce1" office:value-type="string" calcext:value-type="string">
            <text:p>1 x XL Pizza (Pepperoni, Green Olives, Pineapple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2.58" calcext:value-type="float">
            <text:p>$22.5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3-Mar-2023 8:02:59p.m</text:p>
          </table:table-cell>
          <table:table-cell table:style-name="ce1" office:value-type="string" calcext:value-type="string">
            <text:p>1 x L Pizza(Jalapenio, Onion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0.15" calcext:value-type="float">
            <text:p>$10.1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3-Mar-2023 8:03:57p.m</text:p>
          </table:table-cell>
          <table:table-cell table:style-name="ce1" office:value-type="string" calcext:value-type="string">
            <text:p>1 x L Pizza (Black Olives), 1 x L Pizza (Chicken), 1 x L Pizza (Pepperoni)</text:p>
          </table:table-cell>
          <table:table-cell table:style-name="ce1" office:value-type="string" calcext:value-type="string">
            <text:p>cash</text:p>
          </table:table-cell>
          <table:table-cell table:style-name="ce3" office:value-type="float" office:value="33.86" calcext:value-type="float">
            <text:p>$33.8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3-Mar-2023 8:04:39p.m</text:p>
          </table:table-cell>
          <table:table-cell table:style-name="ce1" office:value-type="string" calcext:value-type="string">
            <text:p>10 x Wings (Honey Garlic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2.41" calcext:value-type="float">
            <text:p>$12.4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3-Mar-2023 8:55:36p.m</text:p>
          </table:table-cell>
          <table:table-cell table:style-name="ce1" office:value-type="string" calcext:value-type="string">
            <text:p>1 x L Pizza (Tandoori,Extra Cheese, Green Peppers, Black Olives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3.26" calcext:value-type="float">
            <text:p>$13.26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style-name="ce3"/>
          <table:table-cell table:style-name="ce4" table:formula="of:=SUM([.D71:.D79])" office:value-type="float" office:value="139.6" calcext:value-type="float">
            <text:p>$139.60</text:p>
          </table:table-cell>
          <table:table-cell table:style-name="ce2" office:value-type="string" calcext:value-type="string">
            <text:p>NEW PAYMEN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8-Mar-2023 5:55:04p.m</text:p>
          </table:table-cell>
          <table:table-cell table:style-name="ce1" office:value-type="string" calcext:value-type="string">
            <text:p>1 x L Pizza (Pepperoni, Onion, Green Peppers, Mushroom, Extra Cheese), 2 x Soda, 1 x Water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31.06" calcext:value-type="float">
            <text:p>$31.0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7-Mar-2023 5:00:00p.m</text:p>
          </table:table-cell>
          <table:table-cell table:style-name="ce1" office:value-type="string" calcext:value-type="string">
            <text:p>2 x Slices</text:p>
          </table:table-cell>
          <table:table-cell table:style-name="ce1" office:value-type="string" calcext:value-type="string">
            <text:p>cash</text:p>
          </table:table-cell>
          <table:table-cell table:style-name="ce3" office:value-type="float" office:value="4" calcext:value-type="float">
            <text:p>$4.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8-Mar-2023 5:55:04p.m</text:p>
          </table:table-cell>
          <table:table-cell table:style-name="ce1" office:value-type="string" calcext:value-type="string">
            <text:p>1 x L Pizza (Tandoori), 1 x L Pizza (Onion, Pepperoni)</text:p>
          </table:table-cell>
          <table:table-cell table:style-name="ce1" office:value-type="string" calcext:value-type="string">
            <text:p>cash</text:p>
          </table:table-cell>
          <table:table-cell table:style-name="ce3" office:value-type="float" office:value="20.31" calcext:value-type="float">
            <text:p>$20.3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5-Mar-2023 8:03:35p.m</text:p>
          </table:table-cell>
          <table:table-cell table:style-name="ce1" office:value-type="string" calcext:value-type="string">
            <text:p>1 x M Pizza (Onions, Green Peppers, Extra Cheese, Jalapenio, Garlic Sauce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7.24" calcext:value-type="float">
            <text:p>$17.2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5-Mar-2023 4:25:22p.m</text:p>
          </table:table-cell>
          <table:table-cell table:style-name="ce1" office:value-type="string" calcext:value-type="string">
            <text:p>1 x L Pizza (Mushrooms, Green Peppers, Green Olives), 1 x L Pizza (Pepperoni), 20 x Chicken Wings (BBQ), 15 x Chicken Wings (Spicy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55.62" calcext:value-type="float">
            <text:p>$55.6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3-Mar-2023 7:23:18p.m</text:p>
          </table:table-cell>
          <table:table-cell table:style-name="ce1" office:value-type="string" calcext:value-type="string">
            <text:p>1 x L Pizza (Jalapenio), 1 x L Pizza (Black Olives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0.67" calcext:value-type="float">
            <text:p>$20.6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3-Mar-2023 6:39:06p.m</text:p>
          </table:table-cell>
          <table:table-cell table:style-name="ce1" office:value-type="string" calcext:value-type="string">
            <text:p>1 x L Pizza (Black Olives, Onions, Mushrooms, Pineapples)</text:p>
          </table:table-cell>
          <table:table-cell table:style-name="ce1" office:value-type="string" calcext:value-type="string">
            <text:p>card </text:p>
          </table:table-cell>
          <table:table-cell table:style-name="ce3" office:value-type="float" office:value="24" calcext:value-type="float">
            <text:p>$24.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3-Mar-2023 2:57:58p.m</text:p>
          </table:table-cell>
          <table:table-cell table:style-name="ce1" office:value-type="string" calcext:value-type="string">
            <text:p>1 x L Pizza (Tandoori, Black Olives, Tomato)</text:p>
          </table:table-cell>
          <table:table-cell table:style-name="ce1" office:value-type="string" calcext:value-type="string">
            <text:p>card </text:p>
          </table:table-cell>
          <table:table-cell table:style-name="ce3" office:value-type="float" office:value="17.5" calcext:value-type="float">
            <text:p>$17.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3-Mar-2023 2:57:58p.m</text:p>
          </table:table-cell>
          <table:table-cell table:style-name="ce1" office:value-type="string" calcext:value-type="string">
            <text:p>1 x Slice, 1 x Soda, 1 x Ranch</text:p>
          </table:table-cell>
          <table:table-cell table:style-name="ce1" office:value-type="string" calcext:value-type="string">
            <text:p>cash</text:p>
          </table:table-cell>
          <table:table-cell table:style-name="ce3" office:value-type="float" office:value="3.75" calcext:value-type="float">
            <text:p>$3.7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3-Mar-2023 1:18:26p.m</text:p>
          </table:table-cell>
          <table:table-cell table:style-name="ce1" office:value-type="string" calcext:value-type="string">
            <text:p>2 x Slices, 1 x Ranch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3.95" calcext:value-type="float">
            <text:p>$3.9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3-Mar-2023 12:52:51p.m</text:p>
          </table:table-cell>
          <table:table-cell table:style-name="ce1" office:value-type="string" calcext:value-type="string">
            <text:p>1 x L Pizza (Ground Beef, Bell Peppers, Black Olives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1.85" calcext:value-type="float">
            <text:p>$11.85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6" table:formula="of:=SUM([.D81:.D91])" office:value-type="float" office:value="209.95" calcext:value-type="float">
            <text:p>$209.9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21-Mar-2023 8:39:16p.m</text:p>
          </table:table-cell>
          <table:table-cell table:style-name="ce1" office:value-type="string" calcext:value-type="string">
            <text:p>1 x M Pizza (Pepperoni, Jalapenio, Onions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2.98" calcext:value-type="float">
            <text:p>$12.9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1-Mar-2023 7:56:35p.m</text:p>
          </table:table-cell>
          <table:table-cell table:style-name="ce1" office:value-type="string" calcext:value-type="string">
            <text:p>1 x L Pizza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4.68" calcext:value-type="float">
            <text:p>$14.6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1-Mar-2023 7:56:35p.m</text:p>
          </table:table-cell>
          <table:table-cell table:style-name="ce1" office:value-type="string" calcext:value-type="string">
            <text:p>1 x XL Pizza (Green Pepper, Green Olives, Mushrooms)</text:p>
          </table:table-cell>
          <table:table-cell table:style-name="ce1" office:value-type="string" calcext:value-type="string">
            <text:p>cash</text:p>
          </table:table-cell>
          <table:table-cell table:style-name="ce3" office:value-type="float" office:value="17" calcext:value-type="float">
            <text:p>$17.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0-Mar-2023 9:07:16p.m</text:p>
          </table:table-cell>
          <table:table-cell table:style-name="ce1" office:value-type="string" calcext:value-type="string">
            <text:p>1 X L Pizza (Tandoori), 1 x L Pizza (Green Pepper, Extra Cheese), 1 x L Pizza (Onions, Mushrooms), 1 x L Pizza (Black Olives, Japapenio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45.15" calcext:value-type="float">
            <text:p>$45.1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0-Mar-2023 7:58:52p.m</text:p>
          </table:table-cell>
          <table:table-cell table:style-name="ce1" office:value-type="string" calcext:value-type="string">
            <text:p>1 x L Pizza (Pineapple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0.15" calcext:value-type="float">
            <text:p>$10.1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0-Mar-2023 7:43:52p.m</text:p>
          </table:table-cell>
          <table:table-cell table:style-name="ce1" office:value-type="string" calcext:value-type="string">
            <text:p>1 x S Pizza, 1 x M Pizza (Tandoori Chicken, Tandoori, Onions, Mushrooms, Bell Peppers, Green Olives, Black Olives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9.07" calcext:value-type="float">
            <text:p>$29.0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0-Mar-2023 7:43:52p.m</text:p>
          </table:table-cell>
          <table:table-cell table:style-name="ce1" office:value-type="string" calcext:value-type="string">
            <text:p>2 x Gyro (Chicken)</text:p>
          </table:table-cell>
          <table:table-cell table:style-name="ce1" office:value-type="string" calcext:value-type="string">
            <text:p>cash</text:p>
          </table:table-cell>
          <table:table-cell table:style-name="ce3" office:value-type="float" office:value="8" calcext:value-type="float">
            <text:p>$8.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0-Mar-2023 5:25:38p.m</text:p>
          </table:table-cell>
          <table:table-cell table:style-name="ce1" office:value-type="string" calcext:value-type="string">
            <text:p>1 x L Pizza (Extra Cheese, Pepperoni), 1 x Garlic Sauce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2.98" calcext:value-type="float">
            <text:p>$12.9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0-Mar-2023 3:46:03p.m</text:p>
          </table:table-cell>
          <table:table-cell table:style-name="ce1" office:value-type="string" calcext:value-type="string">
            <text:p>1 x L Pizza, 1 x L Pizza (Green Olives, Green Pepper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1.72" calcext:value-type="float">
            <text:p>$21.7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0-Mar-2023 2:50:37p.m</text:p>
          </table:table-cell>
          <table:table-cell table:style-name="ce1" office:value-type="string" calcext:value-type="string">
            <text:p>1 x XL Pizza (Pepperoni, Mushroom, Green Olives), 1 x M Fries, 1 x Creamy Garlic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9.92" calcext:value-type="float">
            <text:p>$29.9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8-Mar-2023 4:14:12p.m</text:p>
          </table:table-cell>
          <table:table-cell table:style-name="ce1" office:value-type="string" calcext:value-type="string">
            <text:p>2 x L Pizza (Cheese, Chicken, Mushroom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32.46" calcext:value-type="float">
            <text:p>$32.46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7" table:formula="of:=SUM([.D93:.D103])" office:value-type="float" office:value="234.11" calcext:value-type="float">
            <text:p>$234.11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7-Mar-2023 7:27:00p.m</text:p>
          </table:table-cell>
          <table:table-cell table:style-name="ce1" office:value-type="string" calcext:value-type="string">
            <text:p>1 x L Pizza (Tandoori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4.11" calcext:value-type="float">
            <text:p>$14.1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7-Mar-2023 7:27:00p.m</text:p>
          </table:table-cell>
          <table:table-cell table:style-name="ce1" office:value-type="string" calcext:value-type="string">
            <text:p>1 x L Pizza (Pepperoni, Mushroom)</text:p>
          </table:table-cell>
          <table:table-cell table:style-name="ce1" office:value-type="string" calcext:value-type="string">
            <text:p>cash</text:p>
          </table:table-cell>
          <table:table-cell table:style-name="ce3" office:value-type="float" office:value="11.85" calcext:value-type="float">
            <text:p>$11.8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7-Mar-2023 2:07:55p.m</text:p>
          </table:table-cell>
          <table:table-cell table:style-name="ce1" office:value-type="string" calcext:value-type="string">
            <text:p>1 x S Pizza (Chicken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0.72" calcext:value-type="float">
            <text:p>$10.7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6-Mar-2023 10:06:42p.m</text:p>
          </table:table-cell>
          <table:table-cell table:style-name="ce1" office:value-type="string" calcext:value-type="string">
            <text:p>1 x L Pizza (Tandoori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1.85" calcext:value-type="float">
            <text:p>$11.8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6-Mar-2023 10:06:42p.m</text:p>
          </table:table-cell>
          <table:table-cell table:style-name="ce1" office:value-type="string" calcext:value-type="string">
            <text:p>1 x Soda</text:p>
          </table:table-cell>
          <table:table-cell table:style-name="ce1" office:value-type="string" calcext:value-type="string">
            <text:p>cash</text:p>
          </table:table-cell>
          <table:table-cell table:style-name="ce3" office:value-type="float" office:value="2.5" calcext:value-type="float">
            <text:p>$2.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6-Mar-2023 10:06:42p.m</text:p>
          </table:table-cell>
          <table:table-cell table:style-name="ce1" office:value-type="string" calcext:value-type="string">
            <text:p>1 x L Pizza (Green Olives, Tandoori)</text:p>
          </table:table-cell>
          <table:table-cell table:style-name="ce1" office:value-type="string" calcext:value-type="string">
            <text:p>cash</text:p>
          </table:table-cell>
          <table:table-cell table:style-name="ce3" office:value-type="float" office:value="15" calcext:value-type="float">
            <text:p>$15.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6-Mar-2023 6:31:12p.m</text:p>
          </table:table-cell>
          <table:table-cell table:style-name="ce1" office:value-type="string" calcext:value-type="string">
            <text:p>3 x L Pizza (Pepperoni, Tomato), 10 x Chicken Wings (BBQ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44.58" calcext:value-type="float">
            <text:p>$44.5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6-Mar-2023 6:31:12p.m</text:p>
          </table:table-cell>
          <table:table-cell table:style-name="ce1" office:value-type="string" calcext:value-type="string">
            <text:p>2 x L Pizza (Black Olives, Pineapple), 2 x L Pizza (Black Olives)</text:p>
          </table:table-cell>
          <table:table-cell table:style-name="ce1" office:value-type="string" calcext:value-type="string">
            <text:p>cash</text:p>
          </table:table-cell>
          <table:table-cell table:style-name="ce3" office:value-type="float" office:value="50" calcext:value-type="float">
            <text:p>$50.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6-Mar-2023 8:44:21p.m</text:p>
          </table:table-cell>
          <table:table-cell table:style-name="ce1" office:value-type="string" calcext:value-type="string">
            <text:p>1 x L Pizza (Pepperoni, Onion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1.85" calcext:value-type="float">
            <text:p>$11.8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6-Mar-2023 3:10:02p.m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9.48" calcext:value-type="float">
            <text:p>$19.4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6-Mar-2023 9:07:30p.m</text:p>
          </table:table-cell>
          <table:table-cell table:style-name="ce1" office:value-type="string" calcext:value-type="string">
            <text:p>1 x L Pizza (Green Olives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0.15" calcext:value-type="float">
            <text:p>$10.1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5-Mar-2023 7:28:05p.m</text:p>
          </table:table-cell>
          <table:table-cell table:style-name="ce1" office:value-type="string" calcext:value-type="string">
            <text:p>1 x XL Pizza (Extra Cheese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0.89" calcext:value-type="float">
            <text:p>$20.8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5-Mar-2023 7:28:05p.m</text:p>
          </table:table-cell>
          <table:table-cell table:style-name="ce1" office:value-type="string" calcext:value-type="string">
            <text:p>20 x Chicken Wings (Sweet Chilli), 1 x L Fries</text:p>
          </table:table-cell>
          <table:table-cell table:style-name="ce1" office:value-type="string" calcext:value-type="string">
            <text:p>cash</text:p>
          </table:table-cell>
          <table:table-cell table:style-name="ce3" office:value-type="float" office:value="31.05" calcext:value-type="float">
            <text:p>$31.05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7" table:formula="of:=SUM([.D105:.D117])" office:value-type="float" office:value="254.03" calcext:value-type="float">
            <text:p>$254.03</text:p>
          </table:table-cell>
          <table:table-cell table:style-name="ce1" office:value-type="string" calcext:value-type="string">
            <text:p>NEW PAYMENT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9-Mar-2023 7:28:05p.m</text:p>
          </table:table-cell>
          <table:table-cell table:style-name="ce1" office:value-type="string" calcext:value-type="string">
            <text:p>1 x M Pizza (Mushroom, Pepperoni)</text:p>
          </table:table-cell>
          <table:table-cell table:style-name="ce1" office:value-type="string" calcext:value-type="string">
            <text:p>cash</text:p>
          </table:table-cell>
          <table:table-cell table:style-name="ce3" office:value-type="float" office:value="11" calcext:value-type="float">
            <text:p>$11.00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3" office:value-type="float" office:value="11" calcext:value-type="float">
            <text:p>$11.0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0-Mar-2023 4:10:51p.m</text:p>
          </table:table-cell>
          <table:table-cell table:style-name="ce1" office:value-type="string" calcext:value-type="string">
            <text:p>5 x L Pizza (Green Pepper, Onion, Green Olives), 3 x L Pizza (Onion, Green Pepper), 2 x L Pizza (Pepperoni), 2 x L Pizza (Tandoori Chicken) 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45" calcext:value-type="float">
            <text:p>$145.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30-Mar-2023 5:01:19p.m</text:p>
          </table:table-cell>
          <table:table-cell table:style-name="ce1" office:value-type="string" calcext:value-type="string">
            <text:p>1 x L Pizza (Green Pepper, Pineapple), 1 x L Pizza (Jalapeno, Tomato 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1.44" calcext:value-type="float">
            <text:p>$21.4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30-Mar-2023 7:29:36p.m</text:p>
          </table:table-cell>
          <table:table-cell table:style-name="ce1" office:value-type="string" calcext:value-type="string">
            <text:p>1 x L Pizza (Pineapple, Mushroom, Tandoori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2" calcext:value-type="float">
            <text:p>$22.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30-Mar-2023 7:14:39p.m</text:p>
          </table:table-cell>
          <table:table-cell table:style-name="ce1" office:value-type="string" calcext:value-type="string">
            <text:p>1 x L Pizza (Chicken, Onion, Pineapple, Green Pepper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1.85" calcext:value-type="float">
            <text:p>$11.8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30-Mar-2023 7:15:00p.m</text:p>
          </table:table-cell>
          <table:table-cell table:style-name="ce1" office:value-type="string" calcext:value-type="string">
            <text:p>1 x L Pizza (Chicken)</text:p>
          </table:table-cell>
          <table:table-cell table:style-name="ce1" office:value-type="string" calcext:value-type="string">
            <text:p>skip #5206</text:p>
          </table:table-cell>
          <table:table-cell table:style-name="ce3" office:value-type="float" office:value="13.99" calcext:value-type="float">
            <text:p>$13.9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30-Mar-2023 7:34:39p.m</text:p>
          </table:table-cell>
          <table:table-cell table:style-name="ce1" office:value-type="string" calcext:value-type="string">
            <text:p>1 x L Pizza (Green Pepper, Inion, Tandoori, Extra Cheese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3.26" calcext:value-type="float">
            <text:p>$13.2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30-Mar-2023 8:16:05p.m</text:p>
          </table:table-cell>
          <table:table-cell table:style-name="ce1" office:value-type="string" calcext:value-type="string">
            <text:p>1 x L Fries, 1 Pop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0.72" calcext:value-type="float">
            <text:p>$10.7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30-Mar-2023 8:33:37p.m</text:p>
          </table:table-cell>
          <table:table-cell table:style-name="ce1" office:value-type="string" calcext:value-type="string">
            <text:p>2 x L Pizza (Pepperoni, Chicken, Mushroom, Extra Cheese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40.63" calcext:value-type="float">
            <text:p>$40.63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3" office:value-type="float" office:value="278.89" calcext:value-type="float">
            <text:p>$278.8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1-Mar-2023 1:00:00p.m</text:p>
          </table:table-cell>
          <table:table-cell table:style-name="ce1" office:value-type="string" calcext:value-type="string">
            <text:p>1 x L Pizza (Green Pepper, Onion), 20 x Wings (Honey Garlic), Stir fry Rice</text:p>
          </table:table-cell>
          <table:table-cell table:style-name="ce1" office:value-type="string" calcext:value-type="string">
            <text:p>cash</text:p>
          </table:table-cell>
          <table:table-cell table:style-name="ce3" office:value-type="float" office:value="43.97" calcext:value-type="float">
            <text:p>$43.9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31-Mar-2023 9:22:44p.m</text:p>
          </table:table-cell>
          <table:table-cell table:style-name="ce1" office:value-type="string" calcext:value-type="string">
            <text:p>1 x S Pizza (Mushroom, Green Pepper, Green Olives, Pineapple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2" calcext:value-type="float">
            <text:p>$12.00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3" office:value-type="float" office:value="55.97" calcext:value-type="float">
            <text:p>$55.97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-Apr-2023 6:29:00p.m</text:p>
          </table:table-cell>
          <table:table-cell table:style-name="ce1" office:value-type="string" calcext:value-type="string">
            <text:p>2 Pop, 2 Pizza Slices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5" calcext:value-type="float">
            <text:p>$5.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-Apr-2023 6:10:00p.m</text:p>
          </table:table-cell>
          <table:table-cell table:style-name="ce1" office:value-type="string" calcext:value-type="string">
            <text:p>2 Pizza Slices</text:p>
          </table:table-cell>
          <table:table-cell table:style-name="ce1" office:value-type="string" calcext:value-type="string">
            <text:p>cash</text:p>
          </table:table-cell>
          <table:table-cell table:style-name="ce3" office:value-type="float" office:value="4" calcext:value-type="float">
            <text:p>$4.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-Apr-2023 6:26:15p.m</text:p>
          </table:table-cell>
          <table:table-cell table:style-name="ce1" office:value-type="string" calcext:value-type="string">
            <text:p>1 x L Pizza (Chicken, Green Olives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5.24" calcext:value-type="float">
            <text:p>$15.2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<text:s/></text:p>
          </table:table-cell>
          <table:table-cell table:number-columns-repeated="3"/>
          <table:table-cell table:style-name="ce3" office:value-type="float" office:value="24.24" calcext:value-type="float">
            <text:p>$24.2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3-Apr-2023 7:34:42p.m</text:p>
          </table:table-cell>
          <table:table-cell table:style-name="ce1" office:value-type="string" calcext:value-type="string">
            <text:p>1 x L Pizza (Chicken, Onion, Green Pepper), 1 x L Pizza (Black Olives, Green Pepper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3.14" calcext:value-type="float">
            <text:p>$23.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3-Apr-2023 7:34:42p.m</text:p>
          </table:table-cell>
          <table:table-cell table:style-name="ce1" office:value-type="string" calcext:value-type="string">
            <text:p>1 x S Fries</text:p>
          </table:table-cell>
          <table:table-cell table:style-name="ce1" office:value-type="string" calcext:value-type="string">
            <text:p>cash</text:p>
          </table:table-cell>
          <table:table-cell table:style-name="ce3" office:value-type="float" office:value="5" calcext:value-type="float">
            <text:p>$5.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3-Apr-2023 7:34:42p.m</text:p>
          </table:table-cell>
          <table:table-cell table:style-name="ce1" office:value-type="string" calcext:value-type="string">
            <text:p>1 x Pizza Slice</text:p>
          </table:table-cell>
          <table:table-cell table:style-name="ce1" office:value-type="string" calcext:value-type="string">
            <text:p>cash</text:p>
          </table:table-cell>
          <table:table-cell table:style-name="ce3" office:value-type="float" office:value="2" calcext:value-type="float">
            <text:p>$2.0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3-Apr-2023 7:34:42p.m</text:p>
          </table:table-cell>
          <table:table-cell table:style-name="ce1" office:value-type="string" calcext:value-type="string">
            <text:p>10 x Wings(Honey Garlic), 1 x L Pizza (Tandoori, Black Olives, Onions, Pineapple, Green Pepper, Green Olives, Jalapeno, Mushroom), 1 x L Onion Rings, 1 x Chicken Gyro, 3 x Pop</text:p>
          </table:table-cell>
          <table:table-cell table:style-name="ce1" office:value-type="string" calcext:value-type="string">
            <text:p>cash</text:p>
          </table:table-cell>
          <table:table-cell table:style-name="ce3" office:value-type="float" office:value="42.21" calcext:value-type="float">
            <text:p>$42.2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3-Apr-2023 7:34:42p.m</text:p>
          </table:table-cell>
          <table:table-cell table:style-name="ce1" office:value-type="string" calcext:value-type="string">
            <text:p>10 x Wings (Sweet Chili), 1 x L Pizza (Tandoori, Onion, Green Pepper, Mushroom, Green Olives, Tomato), 1 x Pop</text:p>
          </table:table-cell>
          <table:table-cell table:style-name="ce1" office:value-type="string" calcext:value-type="string">
            <text:p>cash</text:p>
          </table:table-cell>
          <table:table-cell table:style-name="ce3" office:value-type="float" office:value="28.98" calcext:value-type="float">
            <text:p>$28.98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3" office:value-type="float" office:value="101.33" calcext:value-type="float">
            <text:p>$101.3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4-Apr-2023 2:42:49p.m</text:p>
          </table:table-cell>
          <table:table-cell table:style-name="ce1" office:value-type="string" calcext:value-type="string">
            <text:p>20 x WIngs (BBQ), 6 x Pizza Slices, 4 x Pop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47.45" calcext:value-type="float">
            <text:p>$47.45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3" office:value-type="float" office:value="47.45" calcext:value-type="float">
            <text:p>$47.45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5-Apr-2023 3:14:11p.m</text:p>
          </table:table-cell>
          <table:table-cell table:style-name="ce1" office:value-type="string" calcext:value-type="string">
            <text:p>1 x L Pizza (Chicken, Green Pepper), 1 x Sauce (Honey Garlic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2.98" calcext:value-type="float">
            <text:p>$12.98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3" office:value-type="float" office:value="12.98" calcext:value-type="float">
            <text:p>$12.98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6-Apr-2023 5:38:40p.m</text:p>
          </table:table-cell>
          <table:table-cell table:style-name="ce1" office:value-type="string" calcext:value-type="string">
            <text:p>1 x L Pizza (Mushroom, Pepperoni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2.53" calcext:value-type="float">
            <text:p>$12.5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6-Apr-2023 5:39:00p.m</text:p>
          </table:table-cell>
          <table:table-cell table:style-name="ce1" office:value-type="string" calcext:value-type="string">
            <text:p>1 x L Pizza (Extra Cheese), 1 x L Pizza (Black Olives)</text:p>
          </table:table-cell>
          <table:table-cell table:style-name="ce1" office:value-type="string" calcext:value-type="string">
            <text:p>cash</text:p>
          </table:table-cell>
          <table:table-cell table:style-name="ce3" office:value-type="float" office:value="20" calcext:value-type="float">
            <text:p>$20.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6-Apr-2023 6:49:07p.m</text:p>
          </table:table-cell>
          <table:table-cell table:style-name="ce1" office:value-type="string" calcext:value-type="string">
            <text:p>1 x L Pizza (Pineapple), 1 x L Pizza (Tandoori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2.6" calcext:value-type="float">
            <text:p>$22.6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6-Apr-2023 8:26:25p.m</text:p>
          </table:table-cell>
          <table:table-cell table:style-name="ce1" office:value-type="string" calcext:value-type="string">
            <text:p>1 x S Pizza (Tandoori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0.16" calcext:value-type="float">
            <text:p>$10.16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3" office:value-type="float" office:value="65.29" calcext:value-type="float">
            <text:p>$65.29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7-Apr-2023 7:35:17p.m</text:p>
          </table:table-cell>
          <table:table-cell table:style-name="ce1" office:value-type="string" calcext:value-type="string">
            <text:p>1 x M Pizza (Tandoori, Onions, Black Olives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6.94" calcext:value-type="float">
            <text:p>$16.94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3" office:value-type="float" office:value="16.94" calcext:value-type="float">
            <text:p>$16.94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0-Apr-2023 2:43:03p.m</text:p>
          </table:table-cell>
          <table:table-cell table:style-name="ce1" office:value-type="string" calcext:value-type="string">
            <text:p>4 x L Pizza (Black Olives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45.12" calcext:value-type="float">
            <text:p>$45.1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0-Apr-2023 4:12:59p.m</text:p>
          </table:table-cell>
          <table:table-cell table:style-name="ce1" office:value-type="string" calcext:value-type="string">
            <text:p>1 x S Pizza (Black Olives, Mushroom, Pineapple), 2 x Sauce (Sweet Chili, Creamy Garlic) 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4.11" calcext:value-type="float">
            <text:p>$14.1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0-Apr-2023 8:34:30p.m</text:p>
          </table:table-cell>
          <table:table-cell table:style-name="ce1" office:value-type="string" calcext:value-type="string">
            <text:p>4 x L Pizza (Mushroom, Pepperoni, Chicken), 2 x L Poutine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66.6" calcext:value-type="float">
            <text:p>$66.6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0-Apr-2023 9:00:00p.m</text:p>
          </table:table-cell>
          <table:table-cell table:style-name="ce1" office:value-type="string" calcext:value-type="string">
            <text:p>1 x Gyro Deal</text:p>
          </table:table-cell>
          <table:table-cell table:style-name="ce1" office:value-type="string" calcext:value-type="string">
            <text:p>cash</text:p>
          </table:table-cell>
          <table:table-cell table:style-name="ce3" office:value-type="float" office:value="7.99" calcext:value-type="float">
            <text:p>$7.99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3" office:value-type="float" office:value="133.82" calcext:value-type="float">
            <text:p>$133.8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1-Apr-2023 6:56:32p.m</text:p>
          </table:table-cell>
          <table:table-cell table:style-name="ce1" office:value-type="string" calcext:value-type="string">
            <text:p>3 x Pizza Slices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5" calcext:value-type="float">
            <text:p>$5.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1-Apr-2023 7:35:32p.m</text:p>
          </table:table-cell>
          <table:table-cell table:style-name="ce1" office:value-type="string" calcext:value-type="string">
            <text:p>10 x Wings (BBQ), 1 x S Poutine, 2 x Pop, 1 x S Pizza (Chicken, Mushroom, Green Pepper, Onion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34.71" calcext:value-type="float">
            <text:p>$34.7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1-Apr-2023 7:36:40p.m</text:p>
          </table:table-cell>
          <table:table-cell table:style-name="ce1" office:value-type="string" calcext:value-type="string">
            <text:p>2 x Gyro + Pop Deal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2.57" calcext:value-type="float">
            <text:p>$22.5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1-Apr-2023 8:14:52p.m</text:p>
          </table:table-cell>
          <table:table-cell table:style-name="ce1" office:value-type="string" calcext:value-type="string">
            <text:p>10 x Wings (Honey Garlic),1 x Sauce (Hot Sauce), 1 x Gyro + Pop Deal, 1 x S Fries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7.65" calcext:value-type="float">
            <text:p>$27.65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3" office:value-type="float" office:value="89.93" calcext:value-type="float">
            <text:p>$89.93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2-Apr-2023 7:52:42p.m</text:p>
          </table:table-cell>
          <table:table-cell table:style-name="ce1" office:value-type="string" calcext:value-type="string">
            <text:p>50 x Wings (Honey Garlic, Sweet Chilli), 2 x L Pizza (Jalapenio, Onion, Mushroom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62.11" calcext:value-type="float">
            <text:p>$62.1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2-Apr-2023 7:42:52p.m</text:p>
          </table:table-cell>
          <table:table-cell table:style-name="ce1" office:value-type="string" calcext:value-type="string">
            <text:p>1 x M Pizza (Cheese), 1 x M Pizza (Green Olives, Green Pepper, Onion), 1 x M Pizza (Mushroom, Tomato, Green Pepper, Pineapples) 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44.31" calcext:value-type="float">
            <text:p>$44.3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2-Apr-2023 8:00:51p.m</text:p>
          </table:table-cell>
          <table:table-cell table:style-name="ce1" office:value-type="string" calcext:value-type="string">
            <text:p>1 x Gyro (Chicken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4.5" calcext:value-type="float">
            <text:p>$4.50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3" office:value-type="float" office:value="110.92" calcext:value-type="float">
            <text:p>$110.92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3-Apr-2023 7:24:32p.m</text:p>
          </table:table-cell>
          <table:table-cell table:style-name="ce1" office:value-type="string" calcext:value-type="string">
            <text:p>1 x M Pizza (Pepperoni, Ground Beef, Extra Cheese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5.8" calcext:value-type="float">
            <text:p>$15.80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13-Apr-2023 6:57:20p.m</text:p>
          </table:table-cell>
          <table:table-cell table:style-name="ce1" office:value-type="string" calcext:value-type="string">
            <text:p>10 x L Pizza (Mushroom, Green Olives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12.8" calcext:value-type="float">
            <text:p>$112.8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3-Apr-2023 6:57:20p.m</text:p>
          </table:table-cell>
          <table:table-cell table:style-name="ce1" office:value-type="string" calcext:value-type="string">
            <text:p>1 x Gyro Combo, 1 x L Fries</text:p>
          </table:table-cell>
          <table:table-cell table:style-name="ce1" office:value-type="string" calcext:value-type="string">
            <text:p>cash</text:p>
          </table:table-cell>
          <table:table-cell table:style-name="ce3" office:value-type="float" office:value="16.9" calcext:value-type="float">
            <text:p>$16.90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3" office:value-type="float" office:value="145.5" calcext:value-type="float">
            <text:p>$145.50</text:p>
          </table:table-cell>
          <table:table-cell table:number-columns-repeated="1019"/>
        </table:table-row>
        <table:table-row table:style-name="ro1">
          <table:table-cell table:style-name="ce1" office:value-type="string" calcext:value-type="string">
            <text:p>14-Apr-2023 5:52:23p.m</text:p>
          </table:table-cell>
          <table:table-cell table:style-name="ce1" office:value-type="string" calcext:value-type="string">
            <text:p>1 x S Pizza (Pepperoni, Mushrooms, Green Pepper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3.26" calcext:value-type="float">
            <text:p>$13.26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4-Apr-2023 5:52:23p.m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etransfer</text:p>
          </table:table-cell>
          <table:table-cell table:style-name="ce3" office:value-type="float" office:value="35" calcext:value-type="float">
            <text:p>$35.00</text:p>
          </table:table-cell>
          <table:table-cell table:style-name="ce3"/>
          <table:table-cell table:number-columns-repeated="1019"/>
        </table:table-row>
        <table:table-row table:style-name="ro1">
          <table:table-cell table:style-name="ce1" office:value-type="string" calcext:value-type="string">
            <text:p>14-Apr-2023 5:52:23p.m</text:p>
          </table:table-cell>
          <table:table-cell table:style-name="ce1" office:value-type="string" calcext:value-type="string">
            <text:p>unknown</text:p>
          </table:table-cell>
          <table:table-cell table:style-name="ce1" office:value-type="string" calcext:value-type="string">
            <text:p>cash</text:p>
          </table:table-cell>
          <table:table-cell table:style-name="ce3" office:value-type="float" office:value="25" calcext:value-type="float">
            <text:p>$25.00</text:p>
          </table:table-cell>
          <table:table-cell/>
          <table:table-cell table:style-name="ce3"/>
          <table:table-cell table:number-columns-repeated="1018"/>
        </table:table-row>
        <table:table-row table:style-name="ro1">
          <table:table-cell table:number-columns-repeated="4"/>
          <table:table-cell table:style-name="ce3" office:value-type="float" office:value="73.26" calcext:value-type="float">
            <text:p>$73.26</text:p>
          </table:table-cell>
          <table:table-cell table:number-columns-repeated="1019"/>
        </table:table-row>
        <table:table-row table:style-name="ro1">
          <table:table-cell table:number-columns-repeated="5"/>
          <table:table-cell table:style-name="ce3" office:value-type="float" office:value="1167.52" calcext:value-type="float">
            <text:p>$1,167.52</text:p>
          </table:table-cell>
          <table:table-cell table:number-columns-repeated="1018"/>
        </table:table-row>
        <table:table-row table:style-name="ro1">
          <table:table-cell table:style-name="ce1" office:value-type="string" calcext:value-type="string">
            <text:p>29-Apr-2023 9:13:45p.m</text:p>
          </table:table-cell>
          <table:table-cell table:style-name="ce1" office:value-type="string" calcext:value-type="string">
            <text:p>1 x S Pizza (Tandoori Chicken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1.85" calcext:value-type="float">
            <text:p>$11.8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9-Apr-2023 9:13:45p.m</text:p>
          </table:table-cell>
          <table:table-cell table:style-name="ce1" office:value-type="string" calcext:value-type="string">
            <text:p>1 x XL Pizza (Pepperoni), Water</text:p>
          </table:table-cell>
          <table:table-cell table:style-name="ce1" office:value-type="string" calcext:value-type="string">
            <text:p>cash</text:p>
          </table:table-cell>
          <table:table-cell table:style-name="ce5" office:value-type="float" office:value="23" calcext:value-type="float">
            <text:p>$2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9-Apr-2023 7:08:30p.m</text:p>
          </table:table-cell>
          <table:table-cell table:style-name="ce1" office:value-type="string" calcext:value-type="string">
            <text:p>1 x L Pizza (Extra Cheese), 1 x L Pizza (Chicken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33.31" calcext:value-type="float">
            <text:p>$33.3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9-Apr-2023 7:08:30p.m</text:p>
          </table:table-cell>
          <table:table-cell table:style-name="ce1" office:value-type="string" calcext:value-type="string">
            <text:p>1 x XL Pizza (Pepperoni, Black Olives), 1 x XL Pizza (Chicken, Ground Beef)</text:p>
          </table:table-cell>
          <table:table-cell table:style-name="ce1" office:value-type="string" calcext:value-type="string">
            <text:p>cash</text:p>
          </table:table-cell>
          <table:table-cell table:style-name="ce3" office:value-type="float" office:value="41.22" calcext:value-type="float">
            <text:p>$41.2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9-Apr-2023 1:33:44p.m</text:p>
          </table:table-cell>
          <table:table-cell table:style-name="ce1" office:value-type="string" calcext:value-type="string">
            <text:p>20 x Wings, 2 x Slices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3.5" calcext:value-type="float">
            <text:p>$23.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8-Apr-2023 8:08:13p.m</text:p>
          </table:table-cell>
          <table:table-cell table:style-name="ce1" office:value-type="string" calcext:value-type="string">
            <text:p>20 x Chicken Wings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22.58" calcext:value-type="float">
            <text:p>$22.5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8-Apr-2023 2:10:47p.m</text:p>
          </table:table-cell>
          <table:table-cell table:style-name="ce1" office:value-type="string" calcext:value-type="string">
            <text:p>2 x Slices, 1 x Soda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5.5" calcext:value-type="float">
            <text:p>$5.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6-Apr-2023 4:07:01p.m</text:p>
          </table:table-cell>
          <table:table-cell table:style-name="ce1" office:value-type="string" calcext:value-type="string">
            <text:p>1 x L Pizza (Peppers, Onions), 20 x Wings (Honey Garlic, Plain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36.7" calcext:value-type="float">
            <text:p>$36.7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5-Apr-2023 10:01:48p.m</text:p>
          </table:table-cell>
          <table:table-cell table:style-name="ce1" office:value-type="string" calcext:value-type="string">
            <text:p>10 x Wings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1.75" calcext:value-type="float">
            <text:p>$11.7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5-Apr-2023 10:01:48p.m</text:p>
          </table:table-cell>
          <table:table-cell table:style-name="ce1" office:value-type="string" calcext:value-type="string">
            <text:p>20 x Wings (Honey Garlic), 1 x M Fries</text:p>
          </table:table-cell>
          <table:table-cell table:style-name="ce1" office:value-type="string" calcext:value-type="string">
            <text:p>cash</text:p>
          </table:table-cell>
          <table:table-cell table:style-name="ce5" office:value-type="float" office:value="30" calcext:value-type="float">
            <text:p>$3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5-Apr-2023 5:09:27p.m</text:p>
          </table:table-cell>
          <table:table-cell table:style-name="ce1" office:value-type="string" calcext:value-type="string">
            <text:p>1 x L Pizza (Tandoori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8.5" calcext:value-type="float">
            <text:p>$18.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5-Apr-2023 5:09:27p.m</text:p>
          </table:table-cell>
          <table:table-cell table:style-name="ce1" office:value-type="string" calcext:value-type="string">
            <text:p>1 x L Poutine, 2 x Soda</text:p>
          </table:table-cell>
          <table:table-cell table:style-name="ce1" office:value-type="string" calcext:value-type="string">
            <text:p>cash</text:p>
          </table:table-cell>
          <table:table-cell table:style-name="ce5" office:value-type="float" office:value="12" calcext:value-type="float">
            <text:p>$1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0-Apr-2023 7:16:16p.m</text:p>
          </table:table-cell>
          <table:table-cell table:style-name="ce1" office:value-type="string" calcext:value-type="string">
            <text:p>1 x L Pizza (Green Pepper, Mushrooms), 1 x L Pizza (Mushrooms, Black Olives), 1 x L Pizza (Onions, Mushrooms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33.84" calcext:value-type="float">
            <text:p>$33.8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9-Apr-2023 2:40:17p.m</text:p>
          </table:table-cell>
          <table:table-cell table:style-name="ce1" office:value-type="string" calcext:value-type="string">
            <text:p>1 x Small Poutine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4.5" calcext:value-type="float">
            <text:p>$4.5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8-Apr-2023 9:47:09p.m</text:p>
          </table:table-cell>
          <table:table-cell table:style-name="ce1" office:value-type="string" calcext:value-type="string">
            <text:p>4 x L Pizza (Chicken, Mushrooms, Pepperoni, Extra Cheese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66.62" calcext:value-type="float">
            <text:p>$66.6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8-Apr-2023 7:58:45p.m</text:p>
          </table:table-cell>
          <table:table-cell table:style-name="ce1" office:value-type="string" calcext:value-type="string">
            <text:p>1 x L Pizza (Green Olives, Pepperoni, Cheese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8.91" calcext:value-type="float">
            <text:p>$18.9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8-Apr-2023 5:20:12p.m</text:p>
          </table:table-cell>
          <table:table-cell table:style-name="ce1" office:value-type="string" calcext:value-type="string">
            <text:p>2 x Gyros, 2 x Pop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1.28" calcext:value-type="float">
            <text:p>$11.2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5-Apr-2023 5:20:12p.m</text:p>
          </table:table-cell>
          <table:table-cell table:style-name="ce1" office:value-type="string" calcext:value-type="string">
            <text:p>1 x L Pizza (Mushroom, Pineapple, Jalapenio, Tandoori Chicken)</text:p>
          </table:table-cell>
          <table:table-cell table:style-name="ce1" office:value-type="string" calcext:value-type="string">
            <text:p>skip</text:p>
          </table:table-cell>
          <table:table-cell table:style-name="ce3" office:value-type="float" office:value="20.24" calcext:value-type="float">
            <text:p>$20.2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7-Apr-2023 8:13:45p.m</text:p>
          </table:table-cell>
          <table:table-cell table:style-name="ce1" office:value-type="string" calcext:value-type="string">
            <text:p>1 x L Pizza (Jalapenio, Green Pepper, BBQ Chicken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2.98" calcext:value-type="float">
            <text:p>$12.9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7-Apr-2023 7:14:26p.m</text:p>
          </table:table-cell>
          <table:table-cell table:style-name="ce1" office:value-type="string" calcext:value-type="string">
            <text:p>1 x L Pizza (Black Olives, Jalapenio, Tandoori Chicken), 1 x Gyro (Chicken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7.49" calcext:value-type="float">
            <text:p>$17.4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7-Apr-2023 5:57:45p.m</text:p>
          </table:table-cell>
          <table:table-cell table:style-name="ce1" office:value-type="string" calcext:value-type="string">
            <text:p>1 x XL Pizza (Tandoori Chicken), 30 x Wings (Honey Garlic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52.52" calcext:value-type="float">
            <text:p>$52.52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7-Apr-2023 5:51:23p.m</text:p>
          </table:table-cell>
          <table:table-cell table:style-name="ce1" office:value-type="string" calcext:value-type="string">
            <text:p>1 x L Pizza (Mushroom, Black Olives), 1 x L Pizza (Mushroom, Pineapple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19.98" calcext:value-type="float">
            <text:p>$19.9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7-Apr-2023 5:51:23p.m</text:p>
          </table:table-cell>
          <table:table-cell table:style-name="ce1" office:value-type="string" calcext:value-type="string">
            <text:p>1 x L Pizza (Jalapenio, Pineapple)</text:p>
          </table:table-cell>
          <table:table-cell table:style-name="ce1" office:value-type="string" calcext:value-type="string">
            <text:p>cash</text:p>
          </table:table-cell>
          <table:table-cell table:style-name="ce3" office:value-type="float" office:value="11.28" calcext:value-type="float">
            <text:p>$11.28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5-Apr-2023 8:10:35p.m</text:p>
          </table:table-cell>
          <table:table-cell table:style-name="ce1" office:value-type="string" calcext:value-type="string">
            <text:p>1 x XL Pizza (Tandoori, Extra Cheese), 1 x XL Pizza (Pepperoni, Extra Cheese), 30 x Wings (Hot Sauce, Honey Garlic, Sweet and Sour)</text:p>
          </table:table-cell>
          <table:table-cell table:style-name="ce1" office:value-type="string" calcext:value-type="string">
            <text:p>card</text:p>
          </table:table-cell>
          <table:table-cell table:style-name="ce3" office:value-type="float" office:value="68.9" calcext:value-type="float">
            <text:p>$68.9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30-Mar-2023 8:00:00p.m</text:p>
          </table:table-cell>
          <table:table-cell table:style-name="ce1" office:value-type="string" calcext:value-type="string">
            <text:p>1 x L Pizza (Chicken)</text:p>
          </table:table-cell>
          <table:table-cell table:style-name="ce1" office:value-type="string" calcext:value-type="string">
            <text:p>skip</text:p>
          </table:table-cell>
          <table:table-cell table:style-name="ce3" office:value-type="float" office:value="16.07" calcext:value-type="float">
            <text:p>$16.0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5-Apr-2023 8:00:00p.m</text:p>
          </table:table-cell>
          <table:table-cell table:style-name="ce1" office:value-type="string" calcext:value-type="string">
            <text:p>1 x L Pizza (Mushroom, Pineapple, Jalapenio, Tandoori Chicken)</text:p>
          </table:table-cell>
          <table:table-cell table:style-name="ce1" office:value-type="string" calcext:value-type="string">
            <text:p>skip</text:p>
          </table:table-cell>
          <table:table-cell table:style-name="ce3" office:value-type="float" office:value="17.35" calcext:value-type="float">
            <text:p>$17.3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5-Apr-2023 8:00:00p.m</text:p>
          </table:table-cell>
          <table:table-cell table:style-name="ce1" office:value-type="string" calcext:value-type="string">
            <text:p>1 x L Pizza (Black Olives, Pineapple, Jalapenio, Butter Chicken)</text:p>
          </table:table-cell>
          <table:table-cell table:style-name="ce1" office:value-type="string" calcext:value-type="string">
            <text:p>skip</text:p>
          </table:table-cell>
          <table:table-cell table:style-name="ce3" office:value-type="float" office:value="22" calcext:value-type="float">
            <text:p>$22.0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9-Apr-2023 9:47:00p.m</text:p>
          </table:table-cell>
          <table:table-cell table:style-name="ce1" office:value-type="string" calcext:value-type="string">
            <text:p>1 x Chicken Gyro, 20 x Wings (Honey Garlic), 1 x S Pizza (Pepperoni, Ranch)</text:p>
          </table:table-cell>
          <table:table-cell table:style-name="ce1" office:value-type="string" calcext:value-type="string">
            <text:p>uber</text:p>
          </table:table-cell>
          <table:table-cell table:style-name="ce3" office:value-type="float" office:value="38.95" calcext:value-type="float">
            <text:p>$38.9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0-Apr-2023 4:45:00p.m</text:p>
          </table:table-cell>
          <table:table-cell table:style-name="ce1" office:value-type="string" calcext:value-type="string">
            <text:p>1 x Gyro (Beef), 1 x M Pizza (Mushroom, Pepperoni, Creamy Garlic), 1 x M Poutine</text:p>
          </table:table-cell>
          <table:table-cell table:style-name="ce1" office:value-type="string" calcext:value-type="string">
            <text:p>uber</text:p>
          </table:table-cell>
          <table:table-cell table:style-name="ce3" office:value-type="float" office:value="26.8" calcext:value-type="float">
            <text:p>$26.80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5-Apr-2023 9:19:00p.m</text:p>
          </table:table-cell>
          <table:table-cell table:style-name="ce1" office:value-type="string" calcext:value-type="string">
            <text:p>1 x Gyro Combo, 2 x S Onion Rings, 1 x S Poutine</text:p>
          </table:table-cell>
          <table:table-cell table:style-name="ce1" office:value-type="string" calcext:value-type="string">
            <text:p>uber</text:p>
          </table:table-cell>
          <table:table-cell table:style-name="ce3" office:value-type="float" office:value="22.55" calcext:value-type="float">
            <text:p>$22.55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7-Apr-2023 8:51:00p.m</text:p>
          </table:table-cell>
          <table:table-cell table:style-name="ce1" office:value-type="string" calcext:value-type="string">
            <text:p>1 x S Pizza (Extra Cheese, Honey Garlic)</text:p>
          </table:table-cell>
          <table:table-cell table:style-name="ce1" office:value-type="string" calcext:value-type="string">
            <text:p>uber</text:p>
          </table:table-cell>
          <table:table-cell table:style-name="ce3" office:value-type="float" office:value="11.57" calcext:value-type="float">
            <text:p>$11.5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8-Apr-2023 8:04:00p.m</text:p>
          </table:table-cell>
          <table:table-cell table:style-name="ce1" office:value-type="string" calcext:value-type="string">
            <text:p>1 x Gyro (Chicken), 1 x M Pizza (Onion, Extra Cheese, Tandoori Chicken, Chicken, Creamy Garlic)</text:p>
          </table:table-cell>
          <table:table-cell table:style-name="ce1" office:value-type="string" calcext:value-type="string">
            <text:p>uber</text:p>
          </table:table-cell>
          <table:table-cell table:style-name="ce3" office:value-type="float" office:value="23.14" calcext:value-type="float">
            <text:p>$23.14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28-Apr-2023 8:35:00p.m</text:p>
          </table:table-cell>
          <table:table-cell table:style-name="ce1" office:value-type="string" calcext:value-type="string">
            <text:p>3 x L Pizza (Mushroom, Jalapenio, Tandoori Chicken, Creamy Garlic)</text:p>
          </table:table-cell>
          <table:table-cell table:style-name="ce1" office:value-type="string" calcext:value-type="string">
            <text:p>uber</text:p>
          </table:table-cell>
          <table:table-cell table:style-name="ce3" office:value-type="float" office:value="60.99" calcext:value-type="float">
            <text:p>$60.99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-May-2023 12:18p.m</text:p>
          </table:table-cell>
          <table:table-cell table:style-name="ce1" office:value-type="string" calcext:value-type="string">
            <text:p>1 x Gyro Combo, 1 x M Pizza (Black Olives, Mushroom, Tandoori Chicken, Creamy Garlic)</text:p>
          </table:table-cell>
          <table:table-cell table:style-name="ce1" office:value-type="string" calcext:value-type="string">
            <text:p>uber</text:p>
          </table:table-cell>
          <table:table-cell table:style-name="ce3" office:value-type="float" office:value="25.97" calcext:value-type="float">
            <text:p>$25.97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1-May-2023 6:40:00p.m</text:p>
          </table:table-cell>
          <table:table-cell table:style-name="ce1" office:value-type="string" calcext:value-type="string">
            <text:p>2 x Gyro (Chicken), 10 x Wings (BBQ Sauce), 1 x S Fries, 1 x S Poutine</text:p>
          </table:table-cell>
          <table:table-cell table:style-name="ce1" office:value-type="string" calcext:value-type="string">
            <text:p>uber</text:p>
          </table:table-cell>
          <table:table-cell table:style-name="ce3" office:value-type="float" office:value="29.32" calcext:value-type="float">
            <text:p>$29.32</text:p>
          </table:table-cell>
          <table:table-cell table:number-columns-repeated="1020"/>
        </table:table-row>
        <table:table-row table:style-name="ro1">
          <table:table-cell table:number-columns-repeated="4"/>
          <table:table-cell table:style-name="ce7" table:formula="of:=SUM([.D177:.D211])" office:value-type="float" office:value="903.16" calcext:value-type="float">
            <text:p>$903.16</text:p>
          </table:table-cell>
          <table:table-cell table:number-columns-repeated="1019"/>
        </table:table-row>
        <table:table-row table:style-name="ro2" table:number-rows-repeated="104836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Arial&quot;" svg:font-family="&quot;Arial&quot;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text>$</number:text>
      <number:number number:decimal-places="2" loext:min-decimal-places="2" number:min-integer-digits="1" number:grouping="true"/>
    </number:number-style>
    <number:number-style style:name="N126">
      <number:text>$</number:text>
      <number:number number:decimal-places="0" loext:min-decimal-places="0" number:min-integer-digits="1" number:grouping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0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nu" style:display-name="PageStyle_Men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les" style:display-name="PageStyle_Sale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923" meta:object-count="0"/>
    <meta:generator>LibreOfficeDev/6.0.5.2$Linux_X86_64 LibreOffice_project/</meta:generator>
  </office:meta>
</office:document-meta>
</file>